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5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 office:value-type="string">
            <text:p>Adria, Ferra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>
            <text:p>Adding God Mode</text:p>
          </table:table-cell>
          <table:table-cell office:value-type="string">
            <text:p>Adrià</text:p>
          </table:table-cell>
          <table:table-cell office:value-type="string">
            <text:p>0:30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Making players collide</text:p>
          </table:table-cell>
          <table:table-cell office:value-type="string">
            <text:p>Adria, Ferran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2">
          <table:table-cell office:value-type="string">
            <text:p>Fixed screen transition bugs</text:p>
          </table:table-cell>
          <table:table-cell office:value-type="string">
            <text:p>Adrià</text:p>
          </table:table-cell>
          <table:table-cell table:number-columns-repeated="2" office:value-type="string">
            <text:p>0:30h</text:p>
          </table:table-cell>
          <table:table-cell table:number-columns-repeated="1020"/>
        </table:table-row>
        <table:table-row table:style-name="ro2">
          <table:table-cell office:value-type="string">
            <text:p>Players shouldnt move beyond camera</text:p>
          </table:table-cell>
          <table:table-cell office:value-type="string">
            <text:p>Adrià</text:p>
          </table:table-cell>
          <table:table-cell office:value-type="string">
            <text:p>0:35h</text:p>
          </table:table-cell>
          <table:table-cell office:value-type="string">
            <text:p>0:20h</text:p>
          </table:table-cell>
          <table:table-cell table:number-columns-repeated="1020"/>
        </table:table-row>
        <table:table-row table:style-name="ro2">
          <table:table-cell office:value-type="string">
            <text:p>Fixing background colliders</text:p>
          </table:table-cell>
          <table:table-cell office:value-type="string">
            <text:p>Adria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hours/>
      <number:text>:</number:text>
      <number:minute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16:34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6:34:43.56</dc:date>
    <dc:creator>Adrià Serrano López</dc:creator>
    <meta:generator>OpenOffice/4.1.5$Win32 OpenOffice.org_project/415m1$Build-9789</meta:generator>
    <meta:editing-duration>PT3M52S</meta:editing-duration>
    <meta:editing-cycles>5</meta:editing-cycles>
    <meta:document-statistic meta:table-count="1" meta:cell-count="61" meta:object-count="0"/>
  </office:meta>
</office:document-meta>
</file>